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cade" officeooo:paragraph-rsid="001dcade"/>
    </style:style>
    <style:style style:name="P2" style:family="paragraph" style:parent-style-name="Standard">
      <style:text-properties officeooo:rsid="00259a8b" officeooo:paragraph-rsid="00259a8b"/>
    </style:style>
    <style:style style:name="P3" style:family="paragraph" style:parent-style-name="Standard">
      <style:text-properties officeooo:rsid="001efe12" officeooo:paragraph-rsid="0027d6ed"/>
    </style:style>
    <style:style style:name="P4" style:family="paragraph" style:parent-style-name="Standard">
      <style:text-properties officeooo:rsid="0027d6ed" officeooo:paragraph-rsid="0027d6ed"/>
    </style:style>
    <style:style style:name="T1" style:family="text">
      <style:text-properties officeooo:rsid="00259a8b"/>
    </style:style>
    <style:style style:name="T2" style:family="text">
      <style:text-properties officeooo:rsid="0027d6ed"/>
    </style:style>
    <style:style style:name="T3" style:family="text">
      <style:text-properties officeooo:rsid="0028bf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ancisco Fierro</text:p>
      <text:p text:style-name="P1"><text:a xlink:type="simple" xlink:href="mailto:f.a.fierrojr@gmail.com" text:style-name="Internet_20_link" text:visited-style-name="Visited_20_Internet_20_Link">f.a.fierrojr@gmail.com</text:a></text:p>
      <text:p text:style-name="P1">CECS 326 MW 5pm</text:p>
      <text:p text:style-name="P1">10/<text:span text:style-name="T1">24/</text:span>2017</text:p>
      <text:p text:style-name="P1"/>
      <text:p text:style-name="P2">Program <text:s/>2</text:p>
      <text:p text:style-name="P2"/>
      <text:p text:style-name="P4">Running Order:</text:p>
      <text:p text:style-name="P3"><text:tab/>For my program I decided to make <text:span text:style-name="T1">receiver1 (the receiver to 251 and 997) responsible for creating the queue. <text:s/>So it needs to be the first program to run. Besides that, the remaining programs can be run in any order.</text:span></text:p>
      <text:p text:style-name="P3"/>
      <text:p text:style-name="P4">Termination:</text:p>
      <text:p text:style-name="P3"><text:span text:style-name="T2"><text:tab/>Each receiver assumes all of its senders will come alive. So for both receivers that all of its receivers are run before they will terminate. Either receiver is capable of deleting the queue. A receiver will check one of its flags to see if the other receiver has terminated, before it terminates itself. <text:s/>If the other receiver is alive, which each receiver initially assumes, then the receiver notifies the other receiver of its own termination. If the other receiver is terminated, the receiver will delete the queue before terminating. There isn’t a required order for running the senders. </text:span></text:p>
      <text:p text:style-name="P3"/>
      <text:p text:style-name="P4">257 Sender:</text:p>
      <text:p text:style-name="P4"><text:tab/>This sender has a flag <text:span text:style-name="T3">to indicate whether its receivers has terminated. It is only set once during its runn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18:28:22.271001614</meta:creation-date>
    <dc:date>2017-10-24T14:46:30.733732849</dc:date>
    <meta:editing-duration>PT11M7S</meta:editing-duration>
    <meta:editing-cycles>3</meta:editing-cycles>
    <meta:generator>LibreOffice/5.1.6.2$Linux_X86_64 LibreOffice_project/10m0$Build-2</meta:generator>
    <meta:document-statistic meta:table-count="0" meta:image-count="0" meta:object-count="0" meta:page-count="1" meta:paragraph-count="11" meta:word-count="173" meta:character-count="1034" meta:non-whitespace-character-count="865"/>
  </office:meta>
</office:document-meta>
</file>